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C0C9C0B3CB0CC56A91.png" manifest:media-type="image/png"/>
  <manifest:file-entry manifest:full-path="Pictures/100002010000032A000004383A9F58000A6405B0.png" manifest:media-type="image/png"/>
  <manifest:file-entry manifest:full-path="Pictures/1000020100000500000003C0B6A1985B5B9EDB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22.666cm" draw:z-index="0"><draw:image xlink:href="Pictures/100002010000032A000004383A9F58000A6405B0.png" xlink:type="simple" xlink:show="embed" xlink:actuate="onLoad" loext:mime-type="image/x-vclgraphic"/></draw:frame></text:p>
      <text:p text:style-name="Standard"><draw:frame draw:style-name="fr2" draw:name="Изображение2" text:anchor-type="paragraph" svg:width="17cm" svg:height="12.749cm" draw:z-index="1"><draw:image xlink:href="Pictures/1000020100000500000003C0B6A1985B5B9EDB00.png" xlink:type="simple" xlink:show="embed" xlink:actuate="onLoad" loext:mime-type="image/x-vclgraphic"/></draw:frame><text:soft-page-break/></text:p>
      <text:p text:style-name="Standard"><draw:frame draw:style-name="fr1" draw:name="Изображение3" text:anchor-type="paragraph" svg:width="17cm" svg:height="12.749cm" draw:z-index="2"><draw:image xlink:href="Pictures/1000020100000500000003C0C9C0B3CB0CC56A9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1:33:16.722084373</meta:creation-date>
    <dc:date>2020-12-16T01:34:37.204948424</dc:date>
    <meta:editing-duration>PT1M27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